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e5c1d" officeooo:paragraph-rsid="001e5c1d" style:font-size-asian="15.75pt" style:font-size-complex="18pt"/>
    </style:style>
    <style:style style:name="P3" style:family="paragraph" style:parent-style-name="Standard">
      <style:text-properties fo:font-size="18pt" officeooo:rsid="0023f0b4" officeooo:paragraph-rsid="0023f0b4" style:font-size-asian="15.75pt" style:font-size-complex="18pt"/>
    </style:style>
    <style:style style:name="P4" style:family="paragraph" style:parent-style-name="Standard">
      <style:text-properties fo:font-size="18pt" officeooo:rsid="0026a958" officeooo:paragraph-rsid="0026a958" style:font-size-asian="15.75pt" style:font-size-complex="18pt"/>
    </style:style>
    <style:style style:name="P5" style:family="paragraph" style:parent-style-name="Standard">
      <style:text-properties fo:font-size="18pt" officeooo:rsid="0026d12c" officeooo:paragraph-rsid="0026d12c" style:font-size-asian="15.75pt" style:font-size-complex="18pt"/>
    </style:style>
    <style:style style:name="P6" style:family="paragraph" style:parent-style-name="Standard">
      <style:text-properties fo:font-size="18pt" officeooo:rsid="0028cfc8" officeooo:paragraph-rsid="0028cfc8" style:font-size-asian="15.75pt" style:font-size-complex="18pt"/>
    </style:style>
    <style:style style:name="P7" style:family="paragraph" style:parent-style-name="Standard">
      <style:text-properties fo:font-size="18pt" officeooo:rsid="002a800b" officeooo:paragraph-rsid="002a800b" style:font-size-asian="15.75pt" style:font-size-complex="18pt"/>
    </style:style>
    <style:style style:name="P8" style:family="paragraph" style:parent-style-name="Standard">
      <style:text-properties fo:font-size="18pt" officeooo:rsid="002b74ec" officeooo:paragraph-rsid="002b74ec" style:font-size-asian="15.75pt" style:font-size-complex="18pt"/>
    </style:style>
    <style:style style:name="P9" style:family="paragraph" style:parent-style-name="Standard">
      <style:text-properties fo:font-size="18pt" officeooo:rsid="002ee307" officeooo:paragraph-rsid="002ee307" style:font-size-asian="15.75pt" style:font-size-complex="18pt"/>
    </style:style>
    <style:style style:name="P1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c9211e" fo:font-size="18pt" fo:font-weight="bold" officeooo:rsid="001b19b9" officeooo:paragraph-rsid="001b19b9" style:font-size-asian="15.75pt" style:font-weight-asian="bold" style:font-size-complex="18pt" style:font-weight-complex="bold"/>
    </style:style>
    <style:style style:name="P13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list-style-name="L1"/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font-name="Inter" fo:font-size="12pt" fo:letter-spacing="normal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WS EC2 and Provisioners</text:p>
      <text:p text:style-name="Text_20_body"><text:span text:style-name="T3">Navigate to the directory </text:span><text:span text:style-name="Source_20_Text"><text:span text:style-name="T3">/root/terraform-projects/project-cerberus</text:span></text:span><text:span text:style-name="T3">. We have an empty </text:span><text:span text:style-name="Source_20_Text"><text:span text:style-name="T3">main.tf </text:span></text:span><text:span text:style-name="T3">file in this directory.<text:line-break/>Using this configuration file write a resource block to provision a simple EC2 instance with the following specifications:<text:line-break/>Resource Name: </text:span><text:span text:style-name="Source_20_Text"><text:span text:style-name="T3">cerberus</text:span></text:span><text:span text:style-name="T3"><text:line-break/>AMI: </text:span><text:span text:style-name="Source_20_Text"><text:span text:style-name="T3">ami-06178cf087598769c</text:span></text:span><text:span text:style-name="T3">, use variable named </text:span><text:span text:style-name="Source_20_Text"><text:span text:style-name="T3">ami</text:span></text:span><text:span text:style-name="T3"><text:line-break/>region: </text:span><text:span text:style-name="Source_20_Text"><text:span text:style-name="T3">eu-west-2</text:span></text:span><text:span text:style-name="T3">, use variable named </text:span><text:span text:style-name="Source_20_Text"><text:span text:style-name="T3">region</text:span></text:span><text:span text:style-name="T3"><text:line-break/>Instance Type: </text:span><text:span text:style-name="Source_20_Text"><text:span text:style-name="T3">m5.large</text:span></text:span><text:span text:style-name="T3">, use variable named </text:span><text:span text:style-name="Source_20_Text"><text:span text:style-name="T3">instance_type</text:span></text:span></text:p>
      <text:p text:style-name="Text_20_body"><text:span text:style-name="T3">Once ready, run terraform </text:span><text:span text:style-name="Source_20_Text"><text:span text:style-name="T3">init, plan and apply </text:span></text:span><text:span text:style-name="T3">to provision this EC2 instance.</text:span></text:p>
      <text:p text:style-name="P11">variable "ami" {</text:p>
      <text:p text:style-name="P11">default = "ami-06178cf087598769c"</text:p>
      <text:p text:style-name="P11">}</text:p>
      <text:p text:style-name="P11"/>
      <text:p text:style-name="P11">variable "instance_type" {</text:p>
      <text:p text:style-name="P11">default = "m5.large"</text:p>
      <text:p text:style-name="P11">}</text:p>
      <text:p text:style-name="P11"/>
      <text:p text:style-name="P11">variable "region" {</text:p>
      <text:p text:style-name="P11">default = "eu-west-2"</text:p>
      <text:p text:style-name="P11">}</text:p>
      <text:p text:style-name="P11"/>
      <text:p text:style-name="P11">resource "aws_instance" "cerberus" {</text:p>
      <text:p text:style-name="P11">ami = var.ami</text:p>
      <text:p text:style-name="P11">instance_type = var.instance_type</text:p>
      <text:p text:style-name="P11">}</text:p>
      <text:p text:style-name="P2">Terraform init, plan and apply commands ran successfully.</text:p>
      <text:p text:style-name="P2"/>
      <text:p text:style-name="Standard"><text:soft-page-break/><text:span text:style-name="T3">A new SSH key pair has been created in the directory </text:span><text:span text:style-name="Source_20_Text"><text:span text:style-name="T3">/root/terraform-projects/project-cerberus/.ssh</text:span></text:span><text:span text:style-name="T3">.<text:line-break/>The private key is called </text:span><text:span text:style-name="Source_20_Text"><text:span text:style-name="T3">cerberus </text:span></text:span><text:span text:style-name="T3">and the public key is called </text:span><text:span text:style-name="Source_20_Text"><text:span text:style-name="T3">cerberus.pub</text:span></text:span><text:span text:style-name="T3"><text:line-break/>Using the public key, create a new key-pair in </text:span><text:span text:style-name="Source_20_Text"><text:span text:style-name="T3">AWS </text:span></text:span><text:span text:style-name="T3">with the following specifications:<text:line-break/>Resource Name: </text:span><text:span text:style-name="Source_20_Text"><text:span text:style-name="T3">cerberus-key</text:span></text:span><text:span text:style-name="T3"><text:line-break/>key_name: </text:span><text:span text:style-name="Source_20_Text"><text:span text:style-name="T3">cerberus</text:span></text:span><text:span text:style-name="T3"><text:line-break/>Use the </text:span><text:span text:style-name="Source_20_Text"><text:span text:style-name="T3">file </text:span></text:span><text:span text:style-name="T3">functions to read the public key </text:span><text:span text:style-name="Source_20_Text"><text:span text:style-name="T3">cerberus.pub</text:span></text:span><text:span text:style-name="T3"><text:line-break/>When ready, run a </text:span><text:span text:style-name="Source_20_Text"><text:span text:style-name="T3">terrafom plan and apply </text:span></text:span><text:span text:style-name="T3">to create this <text:s/></text:span><text:span text:style-name="Source_20_Text"><text:span text:style-name="T3">key pair</text:span></text:span><text:span text:style-name="T3">.</text:span></text:p>
      <text:p text:style-name="P10"/>
      <text:p text:style-name="P1"/>
      <text:p text:style-name="P1"/>
      <text:p text:style-name="Text_20_body"><text:span text:style-name="T3">Let us now install </text:span><text:span text:style-name="Source_20_Text"><text:span text:style-name="T3">nginx </text:span></text:span><text:span text:style-name="T3">with EC2 instance. To do this, let's make use of the </text:span><text:span text:style-name="Source_20_Text"><text:span text:style-name="T3">user_data </text:span></text:span><text:span text:style-name="T3">argument.<text:line-break/>Using the </text:span><text:span text:style-name="Source_20_Text"><text:span text:style-name="T3">file </text:span></text:span><text:span text:style-name="T3">function again or by making use of the </text:span><text:span text:style-name="Source_20_Text"><text:span text:style-name="T3">heredoc </text:span></text:span><text:span text:style-name="T3">syntax, use the script called </text:span><text:span text:style-name="Source_20_Text"><text:span text:style-name="T3">install-nginx.sh </text:span></text:span><text:span text:style-name="T3">as the value for the </text:span><text:span text:style-name="Source_20_Text"><text:span text:style-name="T3">user_data </text:span></text:span><text:span text:style-name="T3">argument.</text:span></text:p>
      <text:p text:style-name="Text_20_body"><text:span text:style-name="T3">Do not run </text:span><text:span text:style-name="Source_20_Text"><text:span text:style-name="T3">terraform apply </text:span></text:span><text:span text:style-name="T3">yet!</text:span></text:p>
      <text:p text:style-name="P11">variable "ami" {</text:p>
      <text:p text:style-name="P11">default = "ami-06178cf087598769c"</text:p>
      <text:p text:style-name="P11">}</text:p>
      <text:p text:style-name="P11">variable "instance_type" {</text:p>
      <text:p text:style-name="P11">default = "m5.large"</text:p>
      <text:p text:style-name="P11"/>
      <text:p text:style-name="P11">}</text:p>
      <text:p text:style-name="P11">variable "region" {</text:p>
      <text:p text:style-name="P11">default = "eu-west-2"</text:p>
      <text:p text:style-name="P11">}</text:p>
      <text:p text:style-name="P11"><text:soft-page-break/>resource "aws_instance" "cerberus" {</text:p>
      <text:p text:style-name="P11">ami = var.ami</text:p>
      <text:p text:style-name="P11">instance_type = var.instance_type</text:p>
      <text:p text:style-name="P11">key_name = "cerberus"</text:p>
      <text:p text:style-name="P11">user_data = file("./install-nginx.sh")</text:p>
      <text:p text:style-name="P11"/>
      <text:p text:style-name="P11">}</text:p>
      <text:p text:style-name="P11">resource "aws_key_pair" "cerberus-key" {</text:p>
      <text:p text:style-name="P11">key_name = "cerberus"</text:p>
      <text:p text:style-name="P11">public_key = file(".ssh/cerberus.pub")</text:p>
      <text:p text:style-name="P11">}</text:p>
      <text:p text:style-name="P1"/>
      <text:p text:style-name="Standard"><text:span text:style-name="T3">What will happen if we run </text:span><text:span text:style-name="Source_20_Text"><text:span text:style-name="T3">terraform apply </text:span></text:span><text:span text:style-name="T3">now?</text:span></text:p>
      <text:p text:style-name="P3"/>
      <text:p text:style-name="P3"/>
      <text:p text:style-name="Standard"><text:span text:style-name="T3">Run </text:span><text:span text:style-name="Source_20_Text"><text:span text:style-name="T3">terraform apply </text:span></text:span><text:span text:style-name="T3">and let the EC2 instance be modified.</text:span></text:p>
      <text:p text:style-name="P4">Terraform apply command ran successfully</text:p>
      <text:p text:style-name="P4"/>
      <text:p text:style-name="Text_20_body"><text:span text:style-name="T3">Where should you add a </text:span><text:span text:style-name="Source_20_Text"><text:span text:style-name="T3">provisioner </text:span></text:span><text:span text:style-name="T3">block?</text:span></text:p>
      <text:p text:style-name="P5">Nested block inside the resource block</text:p>
      <text:p text:style-name="P5"/>
      <text:p text:style-name="Standard"><text:span text:style-name="T3">Which of the following provisioners does not need a </text:span><text:span text:style-name="Source_20_Text"><text:span text:style-name="T3">connection </text:span></text:span><text:span text:style-name="T3">block defined?</text:span></text:p>
      <text:p text:style-name="P6">Local-exec</text:p>
      <text:p text:style-name="P6"/>
      <text:p text:style-name="Standard"><text:span text:style-name="T3">What is the </text:span><text:span text:style-name="Source_20_Text"><text:span text:style-name="T3">public IPv4 </text:span></text:span><text:span text:style-name="T3">address that has been allocated to this </text:span><text:span text:style-name="Source_20_Text"><text:span text:style-name="T3">EC2 </text:span></text:span><text:span text:style-name="T3">instance?</text:span></text:p>
      <text:p text:style-name="P7">Terraform show command gave the below details:</text:p>
      <text:p text:style-name="P1">187-110.eu-west-2.compute.internal"</text:p>
      <text:p text:style-name="P1"><text:s text:c="4"/>private_ip <text:s text:c="26"/>= "10.185.187.110"</text:p>
      <text:p text:style-name="P1"><text:s text:c="4"/>public_dns <text:s text:c="26"/>= "ec2-54-214-179-133.eu-west-2.compute.amazonaws.com"</text:p>
      <text:p text:style-name="P1"><text:s text:c="4"/>public_ip <text:s text:c="27"/>= "54.214.179.133"</text:p>
      <text:p text:style-name="P8"><text:soft-page-break/>Ans <text:s/>54.214.179.133</text:p>
      <text:p text:style-name="P8"/>
      <text:p text:style-name="Text_20_body"><text:span text:style-name="T3">We use the </text:span><text:span text:style-name="Source_20_Text"><text:span text:style-name="T3">public IPv4 </text:span></text:span><text:span text:style-name="T3">address to access this server. However, when this server is rebooted or recreated, this IP address would change.<text:line-break/>To fix this, let's create an </text:span><text:span text:style-name="Source_20_Text"><text:span text:style-name="T3">Elastic IP Address</text:span></text:span><text:span text:style-name="T3">.<text:line-break/>An Elastic IP address is a static IPv4 address which does not change over time.<text:line-break/>Create an </text:span><text:span text:style-name="Source_20_Text"><text:span text:style-name="T3">Elastic IP </text:span></text:span><text:span text:style-name="T3">resource with the following specifications:</text:span></text:p>
      <text:list xml:id="list1199081140" text:style-name="L1">
        <text:list-item>
          <text:p text:style-name="Text_20_body"><text:span text:style-name="T3">Resource Name <text:s/></text:span><text:span text:style-name="Source_20_Text"><text:span text:style-name="T3">eip</text:span></text:span></text:p>
        </text:list-item>
        <text:list-item>
          <text:p text:style-name="Text_20_body"><text:span text:style-name="T3">vpc: </text:span><text:span text:style-name="Source_20_Text"><text:span text:style-name="T3">true</text:span></text:span></text:p>
        </text:list-item>
        <text:list-item>
          <text:p text:style-name="Text_20_body"><text:span text:style-name="T3">instance: id of the </text:span><text:span text:style-name="Source_20_Text"><text:span text:style-name="T3">EC2 </text:span></text:span><text:span text:style-name="T3">instance created for resource </text:span><text:span text:style-name="Source_20_Text"><text:span text:style-name="T3">cerberus </text:span></text:span><text:span text:style-name="T3">(use a reference expression)</text:span></text:p>
        </text:list-item>
        <text:list-item>
          <text:p text:style-name="Text_20_body"><text:span text:style-name="T3">create a local-exec provisioner for the </text:span><text:span text:style-name="Source_20_Text"><text:span text:style-name="T3">eip </text:span></text:span><text:span text:style-name="T3">resource and use it to print the attribute called </text:span><text:span text:style-name="Source_20_Text"><text:span text:style-name="T3">public_dns </text:span></text:span><text:span text:style-name="T3">to a file </text:span><text:span text:style-name="Source_20_Text"><text:span text:style-name="T3">/root/cerberus_public_dns.txt </text:span></text:span><text:span text:style-name="T3">on the </text:span><text:span text:style-name="Source_20_Text"><text:span text:style-name="T3">iac-server</text:span></text:span><text:span text:style-name="T3">.</text:span></text:p>
        </text:list-item>
      </text:list>
      <text:p text:style-name="P13">If unsure, refer to the documentation. Documentation tab is available at the top right.</text:p>
      <text:p text:style-name="P9">Not retrieved using terraform show command</text:p>
      <text:p text:style-name="P9"/>
      <text:p text:style-name="Standard"><text:span text:style-name="T3">In the current configuration, which </text:span><text:span text:style-name="Source_20_Text"><text:span text:style-name="T3">dependency </text:span></text:span><text:span text:style-name="T3">is NOT true?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2:35:53.023628689</meta:creation-date>
    <dc:date>2024-04-24T12:58:11.863935156</dc:date>
    <meta:editing-duration>PT22M7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4" meta:paragraph-count="61" meta:word-count="491" meta:character-count="3399" meta:non-whitespace-character-count="2879"/>
  </office:meta>
</office:document-meta>
</file>